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5" style:family="table">
      <style:table-properties style:width="17cm" fo:break-before="page" table:align="margins"/>
    </style:style>
    <style:style style:name="Tabela5.A" style:family="table-column">
      <style:table-column-properties style:column-width="0.887cm" style:rel-column-width="3417*"/>
    </style:style>
    <style:style style:name="Tabela5.B" style:family="table-column">
      <style:table-column-properties style:column-width="4.094cm" style:rel-column-width="15784*"/>
    </style:style>
    <style:style style:name="Tabela5.C" style:family="table-column">
      <style:table-column-properties style:column-width="3.03cm" style:rel-column-width="11680*"/>
    </style:style>
    <style:style style:name="Tabela5.D" style:family="table-column">
      <style:table-column-properties style:column-width="4.367cm" style:rel-column-width="16837*"/>
    </style:style>
    <style:style style:name="Tabela5.E" style:family="table-column">
      <style:table-column-properties style:column-width="4.621cm" style:rel-column-width="17817*"/>
    </style:style>
    <style:style style:name="Tabela5.A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10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5.E10" style:family="table-cell">
      <style:table-cell-properties style:vertical-align="middle"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D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E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.092cm" fo:margin-left="-0.069cm" fo:break-before="page" table:align="left"/>
    </style:style>
    <style:style style:name="Tabela10.A" style:family="table-column">
      <style:table-column-properties style:column-width="1.296cm"/>
    </style:style>
    <style:style style:name="Tabela10.B" style:family="table-column">
      <style:table-column-properties style:column-width="3.572cm"/>
    </style:style>
    <style:style style:name="Tabela10.C" style:family="table-column">
      <style:table-column-properties style:column-width="3.784cm"/>
    </style:style>
    <style:style style:name="Tabela10.D" style:family="table-column">
      <style:table-column-properties style:column-width="4.868cm"/>
    </style:style>
    <style:style style:name="Tabela10.A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10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10.E10" style:family="table-cell">
      <style:table-cell-properties style:vertical-align="middle"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11" style:family="table-row">
      <style:table-row-properties style:min-row-height="10.255cm"/>
    </style:style>
    <style:style style:name="Tabela10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1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3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4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5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6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7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8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19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20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21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2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0.A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B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C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0.D2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ela10.E2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81c5" officeooo:paragraph-rsid="001e81c5"/>
    </style:style>
    <style:style style:name="P2" style:family="paragraph" style:parent-style-name="Table_20_Contents">
      <style:text-properties officeooo:rsid="001e81c5" officeooo:paragraph-rsid="001e81c5"/>
    </style:style>
    <style:style style:name="P3" style:family="paragraph" style:parent-style-name="Table_20_Contents">
      <style:paragraph-properties fo:text-align="center" style:justify-single-word="false"/>
      <style:text-properties officeooo:rsid="001e81c5" officeooo:paragraph-rsid="001e81c5"/>
    </style:style>
    <style:style style:name="P4" style:family="paragraph" style:parent-style-name="Table_20_Contents">
      <style:text-properties officeooo:rsid="001e81c5" officeooo:paragraph-rsid="00213774"/>
    </style:style>
    <style:style style:name="P5" style:family="paragraph" style:parent-style-name="Table_20_Contents">
      <style:paragraph-properties fo:text-align="start" style:justify-single-word="false"/>
      <style:text-properties officeooo:rsid="001e81c5" officeooo:paragraph-rsid="001e81c5"/>
    </style:style>
    <style:style style:name="P6" style:family="paragraph" style:parent-style-name="Table_20_Contents">
      <style:paragraph-properties fo:text-align="start" style:justify-single-word="false"/>
      <style:text-properties officeooo:rsid="001e81c5" officeooo:paragraph-rsid="00373af7"/>
    </style:style>
    <style:style style:name="P7" style:family="paragraph" style:parent-style-name="Table_20_Contents">
      <style:paragraph-properties fo:text-align="start" style:justify-single-word="false"/>
      <style:text-properties officeooo:rsid="001e81c5" officeooo:paragraph-rsid="00395c52"/>
    </style:style>
    <style:style style:name="P8" style:family="paragraph" style:parent-style-name="Table_20_Contents">
      <style:paragraph-properties fo:text-align="start" style:justify-single-word="false"/>
      <style:text-properties officeooo:rsid="001e81c5" officeooo:paragraph-rsid="003ccef5"/>
    </style:style>
    <style:style style:name="P9" style:family="paragraph" style:parent-style-name="Table_20_Contents">
      <style:paragraph-properties fo:text-align="start" style:justify-single-word="false"/>
      <style:text-properties officeooo:rsid="001e81c5" officeooo:paragraph-rsid="003d7a10"/>
    </style:style>
    <style:style style:name="P10" style:family="paragraph" style:parent-style-name="Table_20_Contents">
      <style:paragraph-properties fo:text-align="start" style:justify-single-word="false"/>
      <style:text-properties officeooo:rsid="001e81c5" officeooo:paragraph-rsid="003dcaca"/>
    </style:style>
    <style:style style:name="P11" style:family="paragraph" style:parent-style-name="Standard">
      <style:text-properties officeooo:rsid="001e81c5" officeooo:paragraph-rsid="0025227b"/>
    </style:style>
    <style:style style:name="P12" style:family="paragraph" style:parent-style-name="Table_20_Contents">
      <style:text-properties officeooo:rsid="001e81c5" officeooo:paragraph-rsid="00373af7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25885" officeooo:paragraph-rsid="001e81c5" style:font-size-asian="12pt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25885" officeooo:paragraph-rsid="00373af7" style:font-size-asian="12pt" style:font-size-complex="12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36fa7" officeooo:paragraph-rsid="001e81c5" style:font-size-asian="12pt" style:font-size-complex="12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36fa7" officeooo:paragraph-rsid="00373af7" style:font-size-asian="12pt" style:font-size-complex="12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2pt" officeooo:rsid="001bf2e7" officeooo:paragraph-rsid="00373af7" style:font-size-asian="12pt" style:font-size-complex="12pt"/>
    </style:style>
    <style:style style:name="P18" style:family="paragraph" style:parent-style-name="Table_20_Contents">
      <style:text-properties style:font-name="Times New Roman" fo:font-size="12pt" fo:language="pt" fo:country="BR" officeooo:rsid="001ea92f" officeooo:paragraph-rsid="00373af7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1e81c5" officeooo:paragraph-rsid="001e81c5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rsid="001e81c5" officeooo:paragraph-rsid="0025227b"/>
    </style:style>
    <style:style style:name="P21" style:family="paragraph" style:parent-style-name="Table_20_Contents">
      <style:text-properties style:font-name="Times New Roman" officeooo:rsid="001e81c5" officeooo:paragraph-rsid="0025227b"/>
    </style:style>
    <style:style style:name="P22" style:family="paragraph" style:parent-style-name="Table_20_Contents">
      <style:text-properties style:font-name="Times New Roman" officeooo:rsid="001e81c5" officeooo:paragraph-rsid="001e81c5"/>
    </style:style>
    <style:style style:name="P23" style:family="paragraph" style:parent-style-name="Table_20_Contents">
      <style:text-properties style:font-name="Times New Roman" officeooo:rsid="001e81c5" officeooo:paragraph-rsid="00373af7"/>
    </style:style>
    <style:style style:name="P24" style:family="paragraph" style:parent-style-name="Table_20_Contents">
      <style:text-properties style:font-name="Times New Roman" officeooo:rsid="001e81c5" officeooo:paragraph-rsid="00395c52"/>
    </style:style>
    <style:style style:name="P25" style:family="paragraph" style:parent-style-name="Table_20_Contents">
      <style:text-properties style:font-name="Times New Roman" officeooo:rsid="001e81c5" officeooo:paragraph-rsid="003ccef5"/>
    </style:style>
    <style:style style:name="P26" style:family="paragraph" style:parent-style-name="Table_20_Contents">
      <style:text-properties style:font-name="Times New Roman" officeooo:rsid="001e81c5" officeooo:paragraph-rsid="003d7a10"/>
    </style:style>
    <style:style style:name="P27" style:family="paragraph" style:parent-style-name="Table_20_Contents">
      <style:text-properties style:font-name="Times New Roman" officeooo:rsid="001e81c5" officeooo:paragraph-rsid="003dcaca"/>
    </style:style>
    <style:style style:name="P28" style:family="paragraph" style:parent-style-name="Table_20_Contents">
      <style:text-properties style:font-name="Times New Roman" officeooo:rsid="00373af7" officeooo:paragraph-rsid="00373af7"/>
    </style:style>
    <style:style style:name="P29" style:family="paragraph" style:parent-style-name="Table_20_Contents">
      <style:text-properties style:font-name="Times New Roman" officeooo:rsid="00395c52" officeooo:paragraph-rsid="00395c52"/>
    </style:style>
    <style:style style:name="P30" style:family="paragraph" style:parent-style-name="Table_20_Contents">
      <style:text-properties style:font-name="Times New Roman" officeooo:rsid="00395c52" officeooo:paragraph-rsid="003ccef5"/>
    </style:style>
    <style:style style:name="P31" style:family="paragraph" style:parent-style-name="Table_20_Contents">
      <style:text-properties style:font-name="Times New Roman" officeooo:rsid="00395c52" officeooo:paragraph-rsid="003d7a10"/>
    </style:style>
    <style:style style:name="P32" style:family="paragraph" style:parent-style-name="Table_20_Contents">
      <style:text-properties style:font-name="Times New Roman" officeooo:rsid="00395c52" officeooo:paragraph-rsid="003dcaca"/>
    </style:style>
    <style:style style:name="P33" style:family="paragraph" style:parent-style-name="Table_20_Contents">
      <style:text-properties style:font-name="Times New Roman" officeooo:rsid="003ccef5" officeooo:paragraph-rsid="003ccef5"/>
    </style:style>
    <style:style style:name="P34" style:family="paragraph" style:parent-style-name="Table_20_Contents">
      <style:paragraph-properties fo:text-align="center" style:justify-single-word="false"/>
      <style:text-properties officeooo:rsid="00373af7" officeooo:paragraph-rsid="00373af7"/>
    </style:style>
    <style:style style:name="P35" style:family="paragraph" style:parent-style-name="Table_20_Contents">
      <style:text-properties officeooo:rsid="00373af7" officeooo:paragraph-rsid="00373af7"/>
    </style:style>
    <style:style style:name="P36" style:family="paragraph" style:parent-style-name="Standard">
      <style:text-properties officeooo:rsid="003457af" officeooo:paragraph-rsid="0025dd5c"/>
    </style:style>
    <style:style style:name="P37" style:family="paragraph" style:parent-style-name="Table_20_Contents">
      <style:paragraph-properties fo:text-align="start" style:justify-single-word="false"/>
      <style:text-properties officeooo:rsid="00395c52" officeooo:paragraph-rsid="00395c52"/>
    </style:style>
    <style:style style:name="P38" style:family="paragraph" style:parent-style-name="Table_20_Contents">
      <style:paragraph-properties fo:text-align="start" style:justify-single-word="false"/>
      <style:text-properties officeooo:rsid="00395c52" officeooo:paragraph-rsid="003d7a10"/>
    </style:style>
    <style:style style:name="P39" style:family="paragraph" style:parent-style-name="Table_20_Contents">
      <style:paragraph-properties fo:text-align="start" style:justify-single-word="false"/>
      <style:text-properties officeooo:rsid="00395c52" officeooo:paragraph-rsid="003dcaca"/>
    </style:style>
    <style:style style:name="P40" style:family="paragraph" style:parent-style-name="Table_20_Contents">
      <style:paragraph-properties fo:text-align="center" style:justify-single-word="false"/>
      <style:text-properties officeooo:rsid="00395c52" officeooo:paragraph-rsid="00395c52"/>
    </style:style>
    <style:style style:name="P41" style:family="paragraph" style:parent-style-name="Table_20_Contents">
      <style:text-properties style:font-name="Times New Roman" officeooo:rsid="00373af7" officeooo:paragraph-rsid="00373af7"/>
    </style:style>
    <style:style style:name="P42" style:family="paragraph" style:parent-style-name="Table_20_Contents">
      <style:text-properties style:font-name="Times New Roman" officeooo:rsid="003ccef5" officeooo:paragraph-rsid="003ccef5"/>
    </style:style>
    <style:style style:name="T1" style:family="text">
      <style:text-properties officeooo:rsid="001e81c5"/>
    </style:style>
    <style:style style:name="T2" style:family="text">
      <style:text-properties style:font-name="Times New Roman" fo:font-size="12pt" fo:language="pt" fo:country="BR" officeooo:rsid="001ea92f" style:font-size-asian="12pt" style:font-size-complex="12pt"/>
    </style:style>
    <style:style style:name="T3" style:family="text">
      <style:text-properties style:font-name="Times New Roman" fo:font-size="12pt" fo:language="pt" fo:country="BR" officeooo:rsid="001bf2e7" style:font-size-asian="12pt" style:font-size-complex="12pt"/>
    </style:style>
    <style:style style:name="T4" style:family="text">
      <style:text-properties style:font-name="Times New Roman" fo:font-size="12pt" fo:language="pt" fo:country="BR" officeooo:rsid="00236b38" style:font-size-asian="12pt" style:font-size-complex="12pt"/>
    </style:style>
    <style:style style:name="T5" style:family="text">
      <style:text-properties officeooo:rsid="0027842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73af7"/>
    </style:style>
    <style:style style:name="T8" style:family="text">
      <style:text-properties officeooo:rsid="00200549"/>
    </style:style>
    <style:style style:name="T9" style:family="text">
      <style:text-properties officeooo:rsid="001ea92f"/>
    </style:style>
    <style:style style:name="T10" style:family="text">
      <style:text-properties fo:font-size="12pt" fo:language="pt" fo:country="BR" officeooo:rsid="001ea92f" style:font-size-asian="12pt" style:font-size-complex="12pt"/>
    </style:style>
    <style:style style:name="T11" style:family="text">
      <style:text-properties fo:font-size="12pt" fo:language="pt" fo:country="BR" officeooo:rsid="00373af7" style:font-size-asian="12pt" style:font-size-complex="12pt"/>
    </style:style>
    <style:style style:name="T12" style:family="text">
      <style:text-properties fo:font-size="12pt" fo:language="pt" fo:country="BR" officeooo:rsid="001bf2e7" style:font-size-asian="12pt" style:font-size-complex="12pt"/>
    </style:style>
    <style:style style:name="T13" style:family="text">
      <style:text-properties fo:font-size="12pt" fo:language="pt" fo:country="BR" officeooo:rsid="001c1432" style:font-size-asian="12pt" style:font-size-complex="12pt"/>
    </style:style>
    <style:style style:name="T14" style:family="text">
      <style:text-properties fo:font-size="12pt" fo:language="pt" fo:country="BR" officeooo:rsid="003ccef5" style:font-size-asian="12pt" style:font-size-complex="12pt"/>
    </style:style>
    <style:style style:name="T15" style:family="text">
      <style:text-properties fo:font-size="12pt" fo:language="pt" fo:country="BR" officeooo:rsid="00236b38" style:font-size-asian="12pt" style:font-size-complex="12pt"/>
    </style:style>
    <style:style style:name="T16" style:family="text">
      <style:text-properties fo:font-size="12pt" fo:language="pt" fo:country="BR" officeooo:rsid="003dcaca" style:font-size-asian="12pt" style:font-size-complex="12pt"/>
    </style:style>
    <style:style style:name="T17" style:family="text">
      <style:text-properties officeooo:rsid="00236b38"/>
    </style:style>
    <style:style style:name="T18" style:family="text">
      <style:text-properties officeooo:rsid="003782a7"/>
    </style:style>
    <style:style style:name="T19" style:family="text">
      <style:text-properties officeooo:rsid="00395c52"/>
    </style:style>
    <style:style style:name="T20" style:family="text">
      <style:text-properties officeooo:rsid="003ccef5"/>
    </style:style>
    <style:style style:name="T21" style:family="text">
      <style:text-properties officeooo:rsid="003d7a10"/>
    </style:style>
    <style:style style:name="T22" style:family="text">
      <style:text-properties officeooo:rsid="003dca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6">Candidato</text:span>: Valmir Azevedo dos Santos Junior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1">CASOS</text:span> DE TESTE </text:p>
      <text:p text:style-name="P16">DESAFIO <text:span text:style-name="T5">QA ENGINEER</text:span></text:p>
      <text:p text:style-name="P17">COCO BAMBU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3"><text:span text:style-name="T7">Março</text:span>, 202<text:span text:style-name="T7">5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columns-spanned="5" office:value-type="string">
            <text:p text:style-name="P21">ESPECIFICAÇÃO DE CASO DE TES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21">Projeto</text:p>
          </table:table-cell>
          <table:covered-table-cell/>
          <table:table-cell table:style-name="Tabela5.C2" table:number-columns-spanned="3" office:value-type="string">
            <text:p text:style-name="P28">Aplicativo Coco Bambu</text:p>
          </table:table-cell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21">Caso de teste</text:p>
          </table:table-cell>
          <table:covered-table-cell/>
          <table:table-cell table:style-name="Tabela5.C2" table:number-columns-spanned="3" office:value-type="string">
            <text:p text:style-name="P21">ETP01– <text:span text:style-name="T7">Cadastro de Endereço Incorreto</text:span></text:p>
          </table:table-cell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21">Tipo</text:p>
          </table:table-cell>
          <table:covered-table-cell/>
          <table:table-cell table:style-name="Tabela5.C2" table:number-columns-spanned="3" office:value-type="string">
            <text:p text:style-name="P21">Funcional</text:p>
          </table:table-cell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21">Pré-requisito para acesso</text:p>
          </table:table-cell>
          <table:covered-table-cell/>
          <table:table-cell table:style-name="Tabela5.C2" table:number-columns-spanned="3" office:value-type="string">
            <text:p text:style-name="P21">Nenhum</text:p>
          </table:table-cell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28">Descrição</text:p>
          </table:table-cell>
          <table:covered-table-cell/>
          <table:table-cell table:style-name="Tabela5.C2" table:number-columns-spanned="3" office:value-type="string">
            <text:p text:style-name="P28"><text:span text:style-name="T12">Processo de cadastro d</text:span><text:span text:style-name="T13">o </text:span><text:span text:style-name="T10">endereço indisponível</text:span></text:p>
          </table:table-cell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28">Grau de risco</text:p>
          </table:table-cell>
          <table:covered-table-cell/>
          <table:table-cell table:style-name="Tabela5.C2" table:number-columns-spanned="3" office:value-type="string">
            <text:p text:style-name="P28">Crítico</text:p>
          </table:table-cell>
          <table:covered-table-cell/>
          <table:covered-table-cell/>
        </table:table-row>
        <table:table-row>
          <table:table-cell table:style-name="Tabela5.A2" table:number-columns-spanned="2" office:value-type="string">
            <text:p text:style-name="P33">Situação</text:p>
          </table:table-cell>
          <table:covered-table-cell/>
          <table:table-cell table:style-name="Tabela5.C2" table:number-columns-spanned="3" office:value-type="string">
            <text:p text:style-name="P33">Aprovado</text:p>
          </table:table-cell>
          <table:covered-table-cell/>
          <table:covered-table-cell/>
        </table:table-row>
        <table:table-row>
          <table:table-cell table:style-name="Tabela5.C2" table:number-columns-spanned="5" office:value-type="string">
            <text:p text:style-name="P21">CENÁRIOS DE TES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10" office:value-type="string">
            <text:p text:style-name="P20">Id</text:p>
          </table:table-cell>
          <table:table-cell table:style-name="Tabela5.A10" office:value-type="string">
            <text:p text:style-name="P20">Objetivos dos testes</text:p>
          </table:table-cell>
          <table:table-cell table:style-name="Tabela5.A10" office:value-type="string">
            <text:p text:style-name="P20">Entradas ou ações</text:p>
          </table:table-cell>
          <table:table-cell table:style-name="Tabela5.A10" office:value-type="string">
            <text:p text:style-name="P20">Passo a passo</text:p>
          </table:table-cell>
          <table:table-cell table:style-name="Tabela5.E10" office:value-type="string">
            <text:p text:style-name="P20">Saídas esperadas</text:p>
          </table:table-cell>
        </table:table-row>
        <table:table-row>
          <table:table-cell table:style-name="Tabela5.A11" office:value-type="string">
            <text:p text:style-name="P19">1</text:p>
          </table:table-cell>
          <table:table-cell table:style-name="Tabela5.B11" office:value-type="string">
            <text:p text:style-name="P23"><text:span text:style-name="T9">Validar a capacidade do ap</text:span><text:span text:style-name="T8">licativo</text:span><text:span text:style-name="T9"> em disponibilizar informações exclusivamente para endereços válidos. Sendo que, ao inserir um endereço inválido, não seria viável a entrega do pedido.</text:span></text:p>
          </table:table-cell>
          <table:table-cell table:style-name="Tabela5.C11" office:value-type="string">
            <text:p text:style-name="P28">Tela de inserir endereço esteja disponível</text:p>
            <text:p text:style-name="P28"/>
            <text:p text:style-name="P28">Informar endereço fora do alcance de atendimento das lojas Coco Bambu</text:p>
          </table:table-cell>
          <table:table-cell table:style-name="Tabela5.D11" office:value-type="string">
            <text:p text:style-name="P22">Dado que eu acesse o <text:span text:style-name="T7">aplicativo</text:span></text:p>
            <text:p text:style-name="P22"/>
            <text:p text:style-name="P22"><text:span text:style-name="T7">E</text:span> cli<text:span text:style-name="T7">que </text:span>no <text:span text:style-name="T7">campo</text:span> “<text:span text:style-name="T7">Informe seu endereço”</text:span></text:p>
            <text:p text:style-name="P22"/>
            <text:p text:style-name="P28">Quando escrever “Cocos Bahia”</text:p>
            <text:p text:style-name="P28"/>
            <text:p text:style-name="P28">E selecionar a opção de endereço fora do alcance de atendimento</text:p>
          </table:table-cell>
          <table:table-cell table:style-name="Tabela5.E11" office:value-type="string">
            <text:p text:style-name="P23"><text:span text:style-name="T14">Então deverá</text:span><text:span text:style-name="T10"> </text:span><text:span text:style-name="T14">aparecer</text:span><text:span text:style-name="T10"> tela com a mensagem de erro:</text:span></text:p>
            <text:p text:style-name="P18"/>
            <text:p text:style-name="P23"><text:span text:style-name="T10">“O</text:span><text:span text:style-name="T11">ps... O</text:span><text:span text:style-name="T10"> endereço informado não é atendido por nenhuma das nossas lojas. Que tal tentar outro endereço?”</text:span></text:p>
            <text:p text:style-name="P22"/>
            <text:p text:style-name="P28">E<text:span text:style-name="T10">sperado que apareça imagem de erro</text:span></text:p>
          </table:table-cell>
        </table:table-row>
      </table:table>
      <text:p text:style-name="P1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B"/>
        <table:table-row>
          <table:table-cell table:style-name="Tabela10.A1" table:number-columns-spanned="5" office:value-type="string">
            <text:p text:style-name="P4">ESPECIFICAÇÃO DE CASO DE TES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0.A2" table:number-columns-spanned="2" office:value-type="string">
            <text:p text:style-name="P2">Projeto</text:p>
          </table:table-cell>
          <table:covered-table-cell/>
          <table:table-cell table:style-name="Tabela10.C2" table:number-columns-spanned="3" office:value-type="string">
            <text:p text:style-name="P28">Aplicativo Coco Bambu</text:p>
          </table:table-cell>
          <table:covered-table-cell/>
          <table:covered-table-cell/>
        </table:table-row>
        <table:table-row>
          <table:table-cell table:style-name="Tabela10.A2" table:number-columns-spanned="2" office:value-type="string">
            <text:p text:style-name="P2">Caso de teste</text:p>
          </table:table-cell>
          <table:covered-table-cell/>
          <table:table-cell table:style-name="Tabela10.C2" table:number-columns-spanned="3" office:value-type="string">
            <text:p text:style-name="P2">ETP02 – <text:span text:style-name="T7">Cadastro de informação de pagamento inválido</text:span></text:p>
          </table:table-cell>
          <table:covered-table-cell/>
          <table:covered-table-cell/>
        </table:table-row>
        <table:table-row>
          <table:table-cell table:style-name="Tabela10.A2" table:number-columns-spanned="2" office:value-type="string">
            <text:p text:style-name="P2">Tipo</text:p>
          </table:table-cell>
          <table:covered-table-cell/>
          <table:table-cell table:style-name="Tabela10.C2" table:number-columns-spanned="3" office:value-type="string">
            <text:p text:style-name="P2">Funcional</text:p>
          </table:table-cell>
          <table:covered-table-cell/>
          <table:covered-table-cell/>
        </table:table-row>
        <table:table-row>
          <table:table-cell table:style-name="Tabela10.A2" table:number-columns-spanned="2" office:value-type="string">
            <text:p text:style-name="P2">Pré-requisito para acesso</text:p>
          </table:table-cell>
          <table:covered-table-cell/>
          <table:table-cell table:style-name="Tabela10.C2" table:number-columns-spanned="3" office:value-type="string">
            <text:p text:style-name="P35">Efetuar Login com conta válida;</text:p>
            <text:p text:style-name="P35">Endereço válido informado</text:p>
          </table:table-cell>
          <table:covered-table-cell/>
          <table:covered-table-cell/>
        </table:table-row>
        <table:table-row>
          <table:table-cell table:style-name="Tabela10.A2" table:number-columns-spanned="2" office:value-type="string">
            <text:p text:style-name="P35">Descrição</text:p>
          </table:table-cell>
          <table:covered-table-cell/>
          <table:table-cell table:style-name="Tabela10.C2" table:number-columns-spanned="3" office:value-type="string">
            <text:p text:style-name="P12"><text:span text:style-name="T3">Processo de cadastro d</text:span><text:span text:style-name="T2">e pagamento inválido ou indisponível</text:span></text:p>
          </table:table-cell>
          <table:covered-table-cell/>
          <table:covered-table-cell/>
        </table:table-row>
        <table:table-row>
          <table:table-cell table:style-name="Tabela10.A2" table:number-columns-spanned="2" office:value-type="string">
            <text:p text:style-name="P28">Grau de risco</text:p>
          </table:table-cell>
          <table:covered-table-cell/>
          <table:table-cell table:style-name="Tabela10.C2" table:number-columns-spanned="3" office:value-type="string">
            <text:p text:style-name="P28">Crítico</text:p>
          </table:table-cell>
          <table:covered-table-cell/>
          <table:covered-table-cell/>
        </table:table-row>
        <table:table-row>
          <table:table-cell table:style-name="Tabela10.A2" table:number-columns-spanned="2" office:value-type="string">
            <text:p text:style-name="P33">Situação</text:p>
          </table:table-cell>
          <table:covered-table-cell/>
          <table:table-cell table:style-name="Tabela10.C2" table:number-columns-spanned="3" office:value-type="string">
            <text:p text:style-name="P33">Aprovado</text:p>
          </table:table-cell>
          <table:covered-table-cell/>
          <table:covered-table-cell/>
        </table:table-row>
        <table:table-row>
          <table:table-cell table:style-name="Tabela10.C2" table:number-columns-spanned="5" office:value-type="string">
            <text:p text:style-name="P4">CENÁRIOS DE TES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0.A10" office:value-type="string">
            <text:p text:style-name="P3">Id</text:p>
          </table:table-cell>
          <table:table-cell table:style-name="Tabela10.A10" office:value-type="string">
            <text:p text:style-name="P3">Objetivos dos testes</text:p>
          </table:table-cell>
          <table:table-cell table:style-name="Tabela10.A10" office:value-type="string">
            <text:p text:style-name="P3">Entradas ou ações</text:p>
          </table:table-cell>
          <table:table-cell table:style-name="Tabela10.A10" office:value-type="string">
            <text:p text:style-name="P3">Passo a passo</text:p>
          </table:table-cell>
          <table:table-cell table:style-name="Tabela10.E10" office:value-type="string">
            <text:p text:style-name="P3">Saídas esperadas</text:p>
          </table:table-cell>
        </table:table-row>
        <table:table-row table:style-name="Tabela10.11">
          <table:table-cell table:style-name="Tabela10.A11" office:value-type="string">
            <text:p text:style-name="P34">2</text:p>
          </table:table-cell>
          <table:table-cell table:style-name="Tabela10.B11" office:value-type="string">
            <text:p text:style-name="P6">V<text:span text:style-name="T17">erificar</text:span> se o aplicativo está processando corretamente as informações do cartão de crédito <text:span text:style-name="T18">ao inserir o número do cartão com 1(um) dígito a menos</text:span></text:p>
          </table:table-cell>
          <table:table-cell table:style-name="Tabela10.C11" office:value-type="string">
            <text:p text:style-name="P37">Tela de inserir forma de pagamento esteja disponível</text:p>
            <text:p text:style-name="P37"/>
            <text:p text:style-name="P37">Inserir entrada inválida do número do cartão de crédito faltando 1(um) número</text:p>
          </table:table-cell>
          <table:table-cell table:style-name="Tabela10.D11" office:value-type="string">
            <text:p text:style-name="P24">Dado que eu acesse o <text:span text:style-name="T7">aplicativo</text:span></text:p>
            <text:p text:style-name="P24"/>
            <text:p text:style-name="P29">E acesse a página de Perfil</text:p>
            <text:p text:style-name="P29"/>
            <text:p text:style-name="P29">E clique no botão “Carteira de Pagamentos”</text:p>
            <text:p text:style-name="P29"/>
            <text:p text:style-name="P29">E clique no botão “Cadastrar Forma de Pagamento”</text:p>
            <text:p text:style-name="P29"/>
            <text:p text:style-name="P29">E escolher a opção Crédito</text:p>
            <text:p text:style-name="P29"/>
            <text:p text:style-name="P29">Quando eu digitar o número do cartão de crédito: “1234567890123”</text:p>
            <text:p text:style-name="P29"/>
            <text:p text:style-name="P29">E preencher corretamente todas as outras informações do cartão de crédito</text:p>
          </table:table-cell>
          <table:table-cell table:style-name="Tabela10.E11" office:value-type="string">
            <text:p text:style-name="P5">Então deverá aparecer em tela o <text:span text:style-name="T19">a mensagem de erro: </text:span></text:p>
            <text:p text:style-name="P5"/>
            <text:p text:style-name="P5">“<text:span text:style-name="T19">Número do cartão inválido.”</text:span></text:p>
            <text:p text:style-name="P5"/>
            <text:p text:style-name="P37">Esperado que o botão Salvar esteja inativo</text:p>
          </table:table-cell>
        </table:table-row>
        <table:table-row>
          <table:table-cell table:style-name="Tabela10.A12" office:value-type="string">
            <text:p text:style-name="P40">3</text:p>
          </table:table-cell>
          <table:table-cell table:style-name="Tabela10.B12" office:value-type="string">
            <text:p text:style-name="P7">V<text:span text:style-name="T17">erificar</text:span> se o aplicativo está processando corretamente as informações do cartão de crédito <text:span text:style-name="T18">ao inserir o número do cartão </text:span><text:span text:style-name="T19">e apagar em seguida</text:span></text:p>
          </table:table-cell>
          <table:table-cell table:style-name="Tabela10.C12" office:value-type="string">
            <text:p text:style-name="P37">Tela de inserir forma de pagamento esteja disponível</text:p>
            <text:p text:style-name="P37"/>
            <text:p text:style-name="P37">Inserir entrada válida do número do cartão de crédito e apagar</text:p>
          </table:table-cell>
          <table:table-cell table:style-name="Tabela10.D12" office:value-type="string">
            <text:p text:style-name="P24">Dado que eu acesse <text:span text:style-name="T19">a página de</text:span> <text:span text:style-name="T19">Cadastrar Forma de Pagamento</text:span></text:p>
            <text:p text:style-name="P29"/>
            <text:p text:style-name="P29">E escolher a opção Crédito</text:p>
            <text:p text:style-name="P29"/>
            <text:p text:style-name="P29">Quando eu digitar o número do cartão de crédito: </text:p>
            <text:p text:style-name="P29">“ 1234567890123456”</text:p>
            <text:p text:style-name="P29"/>
            <text:p text:style-name="P29">E apagar o número do cartão de crédito</text:p>
            <text:p text:style-name="P29"><text:soft-page-break/></text:p>
            <text:p text:style-name="P29">E preencher corretamente todas as outras informações do cartão de crédito</text:p>
          </table:table-cell>
          <table:table-cell table:style-name="Tabela10.E12" office:value-type="string">
            <text:p text:style-name="P7">Então deverá aparecer em tela o <text:span text:style-name="T19">a mensagem de erro: </text:span></text:p>
            <text:p text:style-name="P7"/>
            <text:p text:style-name="P7">“<text:span text:style-name="T4">Número do cartão é obrigatóri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3" office:value-type="string">
            <text:p text:style-name="P40">4</text:p>
          </table:table-cell>
          <table:table-cell table:style-name="Tabela10.B13" office:value-type="string">
            <text:p text:style-name="P7">V<text:span text:style-name="T17">erificar</text:span> se o aplicativo está processando corretamente as informações do cartão de crédito <text:span text:style-name="T18">ao inserir o número do cartão </text:span><text:span text:style-name="T19">inválido</text:span></text:p>
          </table:table-cell>
          <table:table-cell table:style-name="Tabela10.C13" office:value-type="string">
            <text:p text:style-name="P37">Tela de inserir forma de pagamento esteja disponível</text:p>
            <text:p text:style-name="P37"/>
            <text:p text:style-name="P37">Inserir entrada inválida do número do cartão de crédito</text:p>
          </table:table-cell>
          <table:table-cell table:style-name="Tabela10.D13" office:value-type="string">
            <text:p text:style-name="P24">Dado que eu acesse <text:span text:style-name="T19">a página de</text:span> <text:span text:style-name="T19">Cadastrar Forma de Pagamento</text:span></text:p>
            <text:p text:style-name="P29"/>
            <text:p text:style-name="P29">E escolher a opção Crédito</text:p>
            <text:p text:style-name="P29"/>
            <text:p text:style-name="P29">Quando eu digitar o número do cartão de crédito: </text:p>
            <text:p text:style-name="P29">“0000000000000000”</text:p>
            <text:p text:style-name="P29"/>
            <text:p text:style-name="P29">E preencher corretamente todas as outras informações do cartão de crédito</text:p>
          </table:table-cell>
          <table:table-cell table:style-name="Tabela10.E13" office:value-type="string">
            <text:p text:style-name="P7">Então deverá aparecer em tela o <text:span text:style-name="T19">a mensagem de erro: </text:span></text:p>
            <text:p text:style-name="P7"/>
            <text:p text:style-name="P7">“<text:span text:style-name="T4">Cartão não suportad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5</text:p>
          </table:table-cell>
          <table:table-cell table:style-name="Tabela10.B14" office:value-type="string">
            <text:p text:style-name="P7">V<text:span text:style-name="T17">erificar</text:span> se o aplicativo está processando corretamente as informações do cartão de crédito <text:span text:style-name="T18">ao inserir </text:span><text:span text:style-name="T19">a data de expiração do cartão e apagar</text:span></text:p>
          </table:table-cell>
          <table:table-cell table:style-name="Tabela10.C14" office:value-type="string">
            <text:p text:style-name="P37">Tela de inserir forma de pagamento esteja disponível</text:p>
            <text:p text:style-name="P37"/>
            <text:p text:style-name="P37">Inserir entrada válida da data de expiração do cartão de crédito e apagar a informação</text:p>
          </table:table-cell>
          <table:table-cell table:style-name="Tabela10.D14" office:value-type="string">
            <text:p text:style-name="P24">Dado que eu acesse <text:span text:style-name="T19">a página de</text:span> <text:span text:style-name="T19">Cadastrar Forma de Pagamento</text:span></text:p>
            <text:p text:style-name="P29"/>
            <text:p text:style-name="P29">E escolher a opção Crédito</text:p>
            <text:p text:style-name="P29"/>
            <text:p text:style-name="P29">Quando preencher corretamente todas as informações do cartão de crédito</text:p>
            <text:p text:style-name="P29"/>
            <text:p text:style-name="P29">E apagar as informações do campo data de expiração do cartão de crédito</text:p>
          </table:table-cell>
          <table:table-cell table:style-name="Tabela10.E14" office:value-type="string">
            <text:p text:style-name="P7">Então deverá aparecer em tela o <text:span text:style-name="T19">a mensagem de erro: </text:span></text:p>
            <text:p text:style-name="P7"/>
            <text:p text:style-name="P7">“<text:span text:style-name="T4">Data de expiração é obrigatóri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6</text:p>
          </table:table-cell>
          <table:table-cell table:style-name="Tabela10.B14" office:value-type="string">
            <text:p text:style-name="P7">V<text:span text:style-name="T17">erificar</text:span> se o aplicativo está processando corretamente as informações do cartão de crédito <text:span text:style-name="T18">ao inserir </text:span><text:span text:style-name="T19">a data de expiração do cartão inválida</text:span></text:p>
          </table:table-cell>
          <table:table-cell table:style-name="Tabela10.C14" office:value-type="string">
            <text:p text:style-name="P37">Tela de inserir forma de pagamento esteja disponível</text:p>
            <text:p text:style-name="P37"/>
            <text:p text:style-name="P37">Inserir entrada inválida da data de expiração do cartão de crédito</text:p>
          </table:table-cell>
          <table:table-cell table:style-name="Tabela10.D14" office:value-type="string">
            <text:p text:style-name="P24">Dado que eu acesse <text:span text:style-name="T19">a página de</text:span> <text:span text:style-name="T19">Cadastrar Forma de Pagamento</text:span></text:p>
            <text:p text:style-name="P29"/>
            <text:p text:style-name="P29">E escolher a opção Crédito</text:p>
            <text:p text:style-name="P29"/>
            <text:p text:style-name="P29">Quando eu escrever na data de expiração: “13/25”</text:p>
            <text:p text:style-name="P29"/>
            <text:p text:style-name="P29">E preencher corretamente todas as outras informações do cartão de crédito</text:p>
          </table:table-cell>
          <table:table-cell table:style-name="Tabela10.E14" office:value-type="string">
            <text:p text:style-name="P7">Então deverá aparecer em tela o <text:span text:style-name="T19">a mensagem de erro: </text:span></text:p>
            <text:p text:style-name="P7"/>
            <text:p text:style-name="P7">“<text:span text:style-name="T4">Data de expiração inválida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7</text:p>
          </table:table-cell>
          <table:table-cell table:style-name="Tabela10.B14" office:value-type="string">
            <text:p text:style-name="P7"><text:span text:style-name="T19">V</text:span><text:span text:style-name="T17">erificar</text:span> se o aplicativo está <text:soft-page-break/>processando corretamente as informações do cartão de crédito <text:span text:style-name="T18">ao inserir </text:span><text:span text:style-name="T19">a data de expiração do cartão já expirado</text:span></text:p>
          </table:table-cell>
          <table:table-cell table:style-name="Tabela10.C14" office:value-type="string">
            <text:p text:style-name="P37">Tela de inserir forma de pagamento esteja <text:soft-page-break/>disponível</text:p>
            <text:p text:style-name="P37"/>
            <text:p text:style-name="P37">Inserir entrada inválida da data de expiração do cartão de crédito por já estar expirado</text:p>
          </table:table-cell>
          <table:table-cell table:style-name="Tabela10.D14" office:value-type="string">
            <text:p text:style-name="P24">Dado que eu acesse <text:span text:style-name="T19">a página de</text:span> <text:span text:style-name="T19">Cadastrar Forma </text:span><text:soft-page-break/><text:span text:style-name="T19">de Pagamento</text:span></text:p>
            <text:p text:style-name="P29"/>
            <text:p text:style-name="P29">E escolher a opção Crédito</text:p>
            <text:p text:style-name="P29"/>
            <text:p text:style-name="P29">Quando eu escrever na data de expiração: “02/25”</text:p>
            <text:p text:style-name="P29"/>
            <text:p text:style-name="P29">E preencher corretamente todas as outras informações do cartão de crédito</text:p>
          </table:table-cell>
          <table:table-cell table:style-name="Tabela10.E14" office:value-type="string">
            <text:p text:style-name="P7">Então deverá aparecer em tela o <text:soft-page-break/><text:span text:style-name="T19">a mensagem de erro: </text:span></text:p>
            <text:p text:style-name="P7"/>
            <text:p text:style-name="P7">“<text:span text:style-name="T4">Cartão expirou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8</text:p>
          </table:table-cell>
          <table:table-cell table:style-name="Tabela10.B14" office:value-type="string">
            <text:p text:style-name="P7"><text:span text:style-name="T19">V</text:span><text:span text:style-name="T17">erificar</text:span> se o aplicativo está processando corretamente as informações do cartão de crédito <text:span text:style-name="T18">ao inserir </text:span><text:span text:style-name="T19">o código de segurança e apagar a informação</text:span></text:p>
          </table:table-cell>
          <table:table-cell table:style-name="Tabela10.C14" office:value-type="string">
            <text:p text:style-name="P37">Tela de inserir forma de pagamento esteja disponível</text:p>
            <text:p text:style-name="P37"/>
            <text:p text:style-name="P37">Inserir entrada válida do código de segurança do cartão de crédito e apagar informação</text:p>
          </table:table-cell>
          <table:table-cell table:style-name="Tabela10.D14" office:value-type="string">
            <text:p text:style-name="P25">Dado que eu acesse <text:span text:style-name="T19">a página de</text:span> <text:span text:style-name="T19">Cadastrar Forma de Pagamento</text:span></text:p>
            <text:p text:style-name="P25"/>
            <text:p text:style-name="P30">E escolher a opção Crédito</text:p>
            <text:p text:style-name="P30"/>
            <text:p text:style-name="P30">Quando preencher corretamente todas as informações do cartão de crédito</text:p>
            <text:p text:style-name="P30"/>
            <text:p text:style-name="P30">E apagar as informações do campo <text:span text:style-name="T20">código de segurança</text:span> do cartão de crédito</text:p>
          </table:table-cell>
          <table:table-cell table:style-name="Tabela10.E14" office:value-type="string">
            <text:p text:style-name="P7">Então deverá aparecer em tela o <text:span text:style-name="T19">a mensagem de erro: </text:span></text:p>
            <text:p text:style-name="P7"/>
            <text:p text:style-name="P7">“<text:span text:style-name="T4">Código de verificação é obrigatóri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9</text:p>
          </table:table-cell>
          <table:table-cell table:style-name="Tabela10.B14" office:value-type="string">
            <text:p text:style-name="P9">V<text:span text:style-name="T17">erificar</text:span> se o aplicativo está processando corretamente as informações do cartão de crédito <text:span text:style-name="T18">ao inserir </text:span><text:span text:style-name="T21">o código de segurança</text:span><text:span text:style-name="T19"> do cartão inválida</text:span></text:p>
          </table:table-cell>
          <table:table-cell table:style-name="Tabela10.C14" office:value-type="string">
            <text:p text:style-name="P38">Tela de inserir forma de pagamento esteja disponível</text:p>
            <text:p text:style-name="P38"/>
            <text:p text:style-name="P38">Inserir entrada inválida d<text:span text:style-name="T21">o código de segurança</text:span> do cartão de crédito</text:p>
          </table:table-cell>
          <table:table-cell table:style-name="Tabela10.D14" office:value-type="string">
            <text:p text:style-name="P26">Dado que eu acesse <text:span text:style-name="T19">a página de</text:span> <text:span text:style-name="T19">Cadastrar Forma de Pagamento</text:span></text:p>
            <text:p text:style-name="P31"/>
            <text:p text:style-name="P31">E escolher a opção Crédito</text:p>
            <text:p text:style-name="P31"/>
            <text:p text:style-name="P31">Quando eu escrever n<text:span text:style-name="T21">o código de segurança</text:span>: “<text:span text:style-name="T21">12</text:span>”</text:p>
            <text:p text:style-name="P31"/>
            <text:p text:style-name="P31">E preencher corretamente todas as outras informações do cartão de crédito</text:p>
          </table:table-cell>
          <table:table-cell table:style-name="Tabela10.E14" office:value-type="string">
            <text:p text:style-name="P7">Então deverá aparecer em tela o <text:span text:style-name="T19">a mensagem de erro: </text:span></text:p>
            <text:p text:style-name="P7"/>
            <text:p text:style-name="P8">“<text:span text:style-name="T4">Código de verificação inválid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10</text:p>
          </table:table-cell>
          <table:table-cell table:style-name="Tabela10.B14" office:value-type="string">
            <text:p text:style-name="P9"><text:span text:style-name="T19">V</text:span><text:span text:style-name="T17">erificar</text:span> se o aplicativo está processando corretamente as informações do cartão de crédito <text:span text:style-name="T18">ao inserir </text:span><text:span text:style-name="T19">o </text:span><text:span text:style-name="T21">nome completo do titular do cartão</text:span><text:span text:style-name="T19"> e apagar a informação</text:span></text:p>
          </table:table-cell>
          <table:table-cell table:style-name="Tabela10.C14" office:value-type="string">
            <text:p text:style-name="P38">Tela de inserir forma de pagamento esteja disponível</text:p>
            <text:p text:style-name="P38"/>
            <text:p text:style-name="P38">Inserir entrada válida do <text:span text:style-name="T21">nome completo do titular</text:span> do cartão de crédito e apagar informação</text:p>
          </table:table-cell>
          <table:table-cell table:style-name="Tabela10.D14" office:value-type="string">
            <text:p text:style-name="P26">Dado que eu acesse <text:span text:style-name="T19">a página de</text:span> <text:span text:style-name="T19">Cadastrar Forma de Pagamento</text:span></text:p>
            <text:p text:style-name="P26"/>
            <text:p text:style-name="P31">E escolher a opção Crédito</text:p>
            <text:p text:style-name="P31"/>
            <text:p text:style-name="P31">Quando preencher corretamente todas as informações do cartão de crédito</text:p>
            <text:p text:style-name="P31"/>
            <text:p text:style-name="P31">E apagar as informações <text:soft-page-break/>do campo <text:span text:style-name="T21">nome do titular</text:span> do cartão de crédito</text:p>
          </table:table-cell>
          <table:table-cell table:style-name="Tabela10.E14" office:value-type="string">
            <text:p text:style-name="P7">Então deverá aparecer em tela o <text:span text:style-name="T19">a mensagem de erro: </text:span></text:p>
            <text:p text:style-name="P7"/>
            <text:p text:style-name="P8">“<text:span text:style-name="T4">Nome do titular é obrigatóri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11</text:p>
          </table:table-cell>
          <table:table-cell table:style-name="Tabela10.B14" office:value-type="string">
            <text:p text:style-name="P9">V<text:span text:style-name="T17">erificar</text:span> se o aplicativo está processando corretamente as informações do cartão de crédito <text:span text:style-name="T18">ao inserir </text:span><text:span text:style-name="T21">o nome impresso n</text:span><text:span text:style-name="T19">o cartão inválida</text:span></text:p>
          </table:table-cell>
          <table:table-cell table:style-name="Tabela10.C14" office:value-type="string">
            <text:p text:style-name="P38">Tela de inserir forma de pagamento esteja disponível</text:p>
            <text:p text:style-name="P38"/>
            <text:p text:style-name="P38">Inserir entrada inválida <text:span text:style-name="T21">no campo nome impresso n</text:span>o cartão</text:p>
          </table:table-cell>
          <table:table-cell table:style-name="Tabela10.D14" office:value-type="string">
            <text:p text:style-name="P26">Dado que eu acesse <text:span text:style-name="T19">a página de</text:span> <text:span text:style-name="T19">Cadastrar Forma de Pagamento</text:span></text:p>
            <text:p text:style-name="P31"/>
            <text:p text:style-name="P31">E escolher a opção Crédito</text:p>
            <text:p text:style-name="P31"/>
            <text:p text:style-name="P31">Quando eu escrever n<text:span text:style-name="T21">o campo Nome Impresso no Cartão</text:span>: “<text:span text:style-name="T21">12345</text:span>”</text:p>
            <text:p text:style-name="P31"/>
            <text:p text:style-name="P31">E preencher corretamente todas as outras informações do cartão de crédito</text:p>
          </table:table-cell>
          <table:table-cell table:style-name="Tabela10.E14" office:value-type="string">
            <text:p text:style-name="P7">Então deverá aparecer em tela o <text:span text:style-name="T19">a mensagem de erro: </text:span></text:p>
            <text:p text:style-name="P7"/>
            <text:p text:style-name="P8">“<text:span text:style-name="T4">Nome do titular inválid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14" office:value-type="string">
            <text:p text:style-name="P40">12</text:p>
          </table:table-cell>
          <table:table-cell table:style-name="Tabela10.B14" office:value-type="string">
            <text:p text:style-name="P10"><text:span text:style-name="T19">V</text:span><text:span text:style-name="T17">erificar</text:span> se o aplicativo está processando corretamente as informações do cartão de crédito <text:span text:style-name="T18">ao inserir </text:span><text:span text:style-name="T19">o </text:span><text:span text:style-name="T21">nome completo do titular do cartão</text:span><text:span text:style-name="T19"> e apagar a informação</text:span></text:p>
          </table:table-cell>
          <table:table-cell table:style-name="Tabela10.C14" office:value-type="string">
            <text:p text:style-name="P39">Tela de inserir forma de pagamento esteja disponível</text:p>
            <text:p text:style-name="P39"/>
            <text:p text:style-name="P39">Inserir entrada válida do <text:span text:style-name="T22">CPF/CNPJ do</text:span> cartão de crédito e apagar informação</text:p>
          </table:table-cell>
          <table:table-cell table:style-name="Tabela10.D14" office:value-type="string">
            <text:p text:style-name="P27">Dado que eu acesse <text:span text:style-name="T19">a página de</text:span> <text:span text:style-name="T19">Cadastrar Forma de Pagamento</text:span></text:p>
            <text:p text:style-name="P27"/>
            <text:p text:style-name="P32">E escolher a opção Crédito</text:p>
            <text:p text:style-name="P32"/>
            <text:p text:style-name="P32">Quando preencher corretamente todas as informações do cartão de crédito</text:p>
            <text:p text:style-name="P32"/>
            <text:p text:style-name="P32">E apagar as informações do campo <text:span text:style-name="T22">CPF/CNPJ</text:span> do cartão de crédito</text:p>
          </table:table-cell>
          <table:table-cell table:style-name="Tabela10.E14" office:value-type="string">
            <text:p text:style-name="P7">Então deverá aparecer em tela o <text:span text:style-name="T19">a mensagem de erro: </text:span></text:p>
            <text:p text:style-name="P7"/>
            <text:p text:style-name="P8">“<text:span text:style-name="T4">CPF/CNPJ é obrigatório.</text:span><text:span text:style-name="T19">”</text:span></text:p>
            <text:p text:style-name="P7"/>
            <text:p text:style-name="P37">Esperado que o botão Salvar esteja inativo</text:p>
          </table:table-cell>
        </table:table-row>
        <table:table-row>
          <table:table-cell table:style-name="Tabela10.A22" office:value-type="string">
            <text:p text:style-name="P40">13</text:p>
          </table:table-cell>
          <table:table-cell table:style-name="Tabela10.B22" office:value-type="string">
            <text:p text:style-name="P10">V<text:span text:style-name="T17">erificar</text:span> se o aplicativo está processando corretamente as informações do cartão de crédito <text:span text:style-name="T18">ao inserir </text:span><text:span text:style-name="T21">o nome impresso n</text:span><text:span text:style-name="T19">o cartão inválida</text:span></text:p>
          </table:table-cell>
          <table:table-cell table:style-name="Tabela10.C22" office:value-type="string">
            <text:p text:style-name="P39">Tela de inserir forma de pagamento esteja disponível</text:p>
            <text:p text:style-name="P39"/>
            <text:p text:style-name="P39">Inserir entrada inválida <text:span text:style-name="T21">no campo nome impresso n</text:span>o cartão</text:p>
          </table:table-cell>
          <table:table-cell table:style-name="Tabela10.D22" office:value-type="string">
            <text:p text:style-name="P27">Dado que eu acesse <text:span text:style-name="T19">a página de</text:span> <text:span text:style-name="T19">Cadastrar Forma de Pagamento</text:span></text:p>
            <text:p text:style-name="P32"/>
            <text:p text:style-name="P32">E escolher a opção Crédito</text:p>
            <text:p text:style-name="P32"/>
            <text:p text:style-name="P32">Quando eu escrever n<text:span text:style-name="T21">o campo </text:span><text:span text:style-name="T15">CPF/CNPJ </text:span><text:span text:style-name="T16">d</text:span><text:span text:style-name="T21">o </text:span><text:span text:style-name="T22">c</text:span><text:span text:style-name="T21">artão </text:span><text:span text:style-name="T22">de crédito</text:span>:</text:p>
            <text:p text:style-name="P32">“123456789<text:span text:style-name="T22">01</text:span>”</text:p>
            <text:p text:style-name="P32"/>
            <text:p text:style-name="P32">E preencher corretamente todas as outras informações do cartão de crédito</text:p>
          </table:table-cell>
          <table:table-cell table:style-name="Tabela10.E22" office:value-type="string">
            <text:p text:style-name="P7">Então deverá aparecer em tela o <text:span text:style-name="T19">a mensagem de erro: </text:span></text:p>
            <text:p text:style-name="P7"/>
            <text:p text:style-name="P8">“<text:span text:style-name="T4">CPF/CNPJ inválido.</text:span><text:span text:style-name="T19">”</text:span></text:p>
            <text:p text:style-name="P7"/>
            <text:p text:style-name="P37">Esperado que o botão Salvar esteja inativo</text:p>
          </table:table-cell>
        </table:table-row>
      </table:table>
      <text:p text:style-name="P1"/>
      <text:p text:style-name="P1"/>
      <text:p text:style-name="P1"/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14:25:50.402000000</meta:creation-date>
    <dc:date>2025-03-07T23:17:12.945000000</dc:date>
    <meta:editing-duration>P1DT5H26M54S</meta:editing-duration>
    <meta:editing-cycles>31</meta:editing-cycles>
    <meta:generator>LibreOffice/7.5.4.2$Windows_X86_64 LibreOffice_project/36ccfdc35048b057fd9854c757a8b67ec53977b6</meta:generator>
    <meta:document-statistic meta:table-count="2" meta:image-count="0" meta:object-count="0" meta:page-count="6" meta:paragraph-count="198" meta:word-count="1478" meta:character-count="8947" meta:non-whitespace-character-count="7650"/>
  </office:meta>
</office:document-meta>
</file>